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016cm" svg:x="4.806cm" svg:y="11.287cm">
          <text:p text:style-name="P1"><text:span text:style-name="T1">(tuple “foo” 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1cm" svg:height="1.016cm" svg:x="4.806cm" svg:y="10.017cm">
          <text:p text:style-name="P1"><text:span text:style-name="T1">(tuple “foo”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1cm" svg:height="1.016cm" svg:x="4.806cm" svg:y="8.747cm">
          <text:p text:style-name="P1"><text:span text:style-name="T1">(tuple “foo”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.636cm" svg:height="0.509cm" svg:x="9.597cm" svg:y="9.0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3" draw:text-style-name="P1" draw:layer="layout" draw:type="curve" svg:x1="4.806cm" svg:y1="11.795cm" svg:x2="4.806cm" svg:y2="10.525cm" draw:start-shape="id1" draw:start-glue-point="3" draw:end-shape="id2" draw:end-glue-point="3" svg:d="m4806 11795c-751 0-751-1270 0-1270">
          <text:p/>
        </draw:connector>
        <draw:connector draw:style-name="gr3" draw:text-style-name="P1" draw:layer="layout" draw:type="curve" svg:x1="4.806cm" svg:y1="10.525cm" svg:x2="4.806cm" svg:y2="9.255cm" draw:start-shape="id2" draw:start-glue-point="3" draw:end-shape="id3" draw:end-glue-point="3" svg:d="m4806 10525c-751 0-751-1270 0-1270">
          <text:p/>
        </draw:connector>
        <draw:connector draw:style-name="gr3" draw:text-style-name="P1" draw:layer="layout" draw:type="curve" svg:x1="8.616cm" svg:y1="9.255cm" svg:x2="8.616cm" svg:y2="10.525cm" draw:start-shape="id3" draw:start-glue-point="1" draw:end-shape="id2" draw:end-glue-point="1" svg:d="m8616 9255c753 0 753 1270 0 1270">
          <text:p/>
        </draw:connector>
        <draw:connector draw:style-name="gr3" draw:text-style-name="P1" draw:layer="layout" draw:type="curve" svg:x1="8.616cm" svg:y1="10.525cm" svg:x2="8.616cm" svg:y2="11.795cm" draw:start-shape="id2" draw:start-glue-point="1" draw:end-shape="id1" draw:end-glue-point="1" svg:d="m8616 10525c753 0 753 1270 0 1270">
          <text:p/>
        </draw:connector>
        <draw:frame draw:style-name="gr2" draw:layer="layout" svg:width="7.276cm" svg:height="0.509cm" svg:x="9.597cm" svg:y="10.3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8.872cm" svg:height="0.509cm" svg:x="9.567cm" svg:y="11.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xml:id="id4" draw:id="id4" draw:layer="layout" svg:width="3.81cm" svg:height="1.016cm" svg:x="4.865cm" svg:y="6.08cm">
          <text:p text:style-name="P1"><text:span text:style-name="T1">(several “foo” 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81cm" svg:height="1.016cm" svg:x="4.865cm" svg:y="4.81cm">
          <text:p text:style-name="P1"><text:span text:style-name="T1">(several “foo”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1cm" svg:height="1.016cm" svg:x="4.865cm" svg:y="3.54cm">
          <text:p text:style-name="P1"><text:span text:style-name="T1">(several “foo”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.942cm" svg:height="0.509cm" svg:x="9.656cm" svg:y="3.83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1" draw:layer="layout" draw:type="curve" svg:x1="4.865cm" svg:y1="6.588cm" svg:x2="4.865cm" svg:y2="5.318cm" draw:start-shape="id4" draw:start-glue-point="3" draw:end-shape="id5" draw:end-glue-point="3" svg:d="m4865 6588c-751 0-751-1270 0-1270">
          <text:p/>
        </draw:connector>
        <draw:connector draw:style-name="gr3" draw:text-style-name="P1" draw:layer="layout" draw:type="curve" svg:x1="4.865cm" svg:y1="5.318cm" svg:x2="4.865cm" svg:y2="4.048cm" draw:start-shape="id5" draw:start-glue-point="3" draw:end-shape="id6" draw:end-glue-point="3" svg:d="m4865 5318c-751 0-751-1270 0-1270">
          <text:p/>
        </draw:connector>
        <draw:connector draw:style-name="gr3" draw:text-style-name="P1" draw:layer="layout" draw:type="curve" svg:x1="8.675cm" svg:y1="4.048cm" svg:x2="8.675cm" svg:y2="5.318cm" draw:start-shape="id6" draw:start-glue-point="1" draw:end-shape="id5" draw:end-glue-point="1" svg:d="m8675 4048c753 0 753 1270 0 1270">
          <text:p/>
        </draw:connector>
        <draw:connector draw:style-name="gr3" draw:text-style-name="P1" draw:layer="layout" draw:type="curve" svg:x1="8.675cm" svg:y1="5.318cm" svg:x2="8.675cm" svg:y2="6.588cm" draw:start-shape="id5" draw:start-glue-point="1" draw:end-shape="id4" draw:end-glue-point="1" svg:d="m8675 5318c753 0 753 1270 0 1270">
          <text:p/>
        </draw:connector>
        <draw:frame draw:style-name="gr2" draw:layer="layout" svg:width="5.928cm" svg:height="0.509cm" svg:x="9.656cm" svg:y="5.1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5.95cm" svg:height="0.509cm" svg:x="9.626cm" svg:y="6.3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2" xml:id="id7" draw:id="id7" draw:layer="layout" svg:width="3.81cm" svg:height="1.016cm" svg:x="4.81cm" svg:y="2.397cm">
          <text:p text:style-name="P1"><text:span text:style-name="T1">(several “foo” 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4.865cm" svg:y1="4.048cm" svg:x2="4.81cm" svg:y2="2.905cm" draw:start-shape="id6" draw:start-glue-point="3" draw:end-shape="id7" draw:end-glue-point="3" svg:d="m4865 4048c-834 0-806-1143-55-1143">
          <text:p/>
        </draw:connector>
        <draw:connector draw:style-name="gr3" draw:text-style-name="P1" draw:layer="layout" draw:type="curve" svg:x1="8.62cm" svg:y1="2.905cm" svg:x2="8.675cm" svg:y2="4.048cm" draw:start-shape="id7" draw:start-glue-point="1" draw:end-shape="id6" draw:end-glue-point="1" svg:d="m8620 2905c835 0 808 1143 55 1143">
          <text:p/>
        </draw:connector>
        <draw:frame draw:style-name="gr2" draw:layer="layout" svg:width="5.924cm" svg:height="0.509cm" svg:x="9.636cm" svg:y="2.777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09T10:25:50</meta:creation-date>
    <dc:date>2012-08-09T10:33:18</dc:date>
    <dc:creator>laurent </dc:creator>
    <meta:editing-duration>P0D</meta:editing-duration>
    <meta:editing-cycles>1</meta:editing-cycles>
    <meta:document-statistic meta:object-count="24"/>
    <meta:generator>LibreOffice/3.5$Linux_x86 LibreOffice_project/350m1$Build-2</meta:generator>
  </office:meta>
</office:document-meta>
</file>

<file path=Object 1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i mathvariant="italic">String</mi>
    </mrow>
    <annotation encoding="StarMath 5.0">(1) ~ String ~ Number ~ toward ~ String</annotation>
  </semantics>
</math>
</file>

<file path=Object 2/content.xml><?xml version="1.0" encoding="utf-8"?>
<math xmlns="http://www.w3.org/1998/Math/MathML">
  <semantics>
    <mrow>
      <mrow>
        <mo stretchy="false">(</mo>
        <mrow>
          <mn>2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row>
        <mo stretchy="false">(</mo>
        <mrow>
          <mi mathvariant="italic">String</mi>
          <mi>,</mi>
          <mi mathvariant="italic">String</mi>
        </mrow>
        <mo stretchy="false">)</mo>
      </mrow>
    </mrow>
    <annotation encoding="StarMath 5.0">(2) ~ String ~ Number ~ toward ~ (String,String)</annotation>
  </semantics>
</math>
</file>

<file path=Object 3/content.xml><?xml version="1.0" encoding="utf-8"?>
<math xmlns="http://www.w3.org/1998/Math/MathML">
  <semantics>
    <mrow>
      <mrow>
        <mo stretchy="false">(</mo>
        <mrow>
          <mn>3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row>
        <mo stretchy="false">(</mo>
        <mrow>
          <mi mathvariant="italic">String</mi>
          <mi>,</mi>
          <mrow>
            <mo stretchy="false">(</mo>
            <mrow>
              <mi mathvariant="italic">String</mi>
              <mi>,</mi>
              <mi mathvariant="italic">String</mi>
            </mrow>
            <mo stretchy="false">)</mo>
          </mrow>
        </mrow>
        <mo stretchy="false">)</mo>
      </mrow>
    </mrow>
    <annotation encoding="StarMath 5.0">(3) ~ String ~ Number ~ toward ~ (String,(String,String))</annotation>
  </semantics>
</math>
</file>

<file path=Object 4/content.xml><?xml version="1.0" encoding="utf-8"?>
<math xmlns="http://www.w3.org/1998/Math/MathML">
  <semantics>
    <mrow>
      <mrow>
        <mo stretchy="false">(</mo>
        <mrow>
          <mn>2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row>
        <mo stretchy="false">[</mo>
        <mrow>
          <mi mathvariant="italic">String</mi>
        </mrow>
        <mo stretchy="false">]</mo>
      </mrow>
    </mrow>
    <annotation encoding="StarMath 5.0">(2) ~ String ~ Number ~ toward ~ [String]</annotation>
  </semantics>
</math>
</file>

<file path=Object 5/content.xml><?xml version="1.0" encoding="utf-8"?>
<math xmlns="http://www.w3.org/1998/Math/MathML">
  <semantics>
    <mrow>
      <mrow>
        <mo stretchy="false">(</mo>
        <mrow>
          <mn>3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row>
        <mo stretchy="false">[</mo>
        <mrow>
          <mi mathvariant="italic">String</mi>
        </mrow>
        <mo stretchy="false">]</mo>
      </mrow>
    </mrow>
    <annotation encoding="StarMath 5.0">(3) ~ String ~ Number ~ toward ~ [String]</annotation>
  </semantics>
</math>
</file>

<file path=Object 6/content.xml><?xml version="1.0" encoding="utf-8"?>
<math xmlns="http://www.w3.org/1998/Math/MathML">
  <semantics>
    <mrow>
      <mrow>
        <mo stretchy="false">(</mo>
        <mrow>
          <mn>4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row>
        <mo stretchy="false">[</mo>
        <mrow>
          <mi mathvariant="italic">String</mi>
        </mrow>
        <mo stretchy="false">]</mo>
      </mrow>
    </mrow>
    <annotation encoding="StarMath 5.0">(4) ~ String ~ Number ~ toward ~ [String]</annotation>
  </semantics>
</math>
</file>

<file path=Object 7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  <mi/>
      <mi mathvariant="italic">String</mi>
      <mi/>
      <mi mathvariant="italic">Number</mi>
      <mrow>
        <mi/>
        <mo stretchy="false">→</mo>
        <mi/>
      </mrow>
      <mrow>
        <mo stretchy="false">[</mo>
        <mrow>
          <mi mathvariant="italic">String</mi>
        </mrow>
        <mo stretchy="false">]</mo>
      </mrow>
    </mrow>
    <annotation encoding="StarMath 5.0">(1) ~ String ~ Number ~ toward ~ [String]</annotation>
  </semantics>
</math>
</file>